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color="#0000ff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4"/>
    <style:style style:name="ce6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0pt" svg:y="507.46pt">
            <loext:p draw:notify-on-update-of-ranges="Sheet1.A34:Sheet1.A39 Sheet1.B34:Sheet1.B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4.42pt" svg:y="881.66pt">
            <loext:p draw:notify-on-update-of-ranges="Sheet1.A63:Sheet1.A68 Sheet1.D63:Sheet1.D6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0pt" svg:y="1556.76pt">
            <loext:p draw:notify-on-update-of-ranges="Sheet1.A99:Sheet1.A116 Sheet1.B99:Sheet1.B1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ANALYSIS OF DATA PRESENTED IN TABLE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orce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0.1" calcext:value-type="float">
            <text:p>40.10</text:p>
          </table:table-cell>
          <table:table-cell table:style-name="ce5" office:value-type="float" office:value="48" calcext:value-type="float">
            <text:p>48.00</text:p>
          </table:table-cell>
          <table:table-cell table:style-name="ce5" office:value-type="float" office:value="60.6" calcext:value-type="float">
            <text:p>60.60</text:p>
          </table:table-cell>
          <table:table-cell table:style-name="ce5" office:value-type="float" office:value="106" calcext:value-type="float">
            <text:p>106.00</text:p>
          </table:table-cell>
          <table:table-cell table:style-name="ce5" office:value-type="float" office:value="81.3" calcext:value-type="float">
            <text:p>81.30</text:p>
          </table:table-cell>
          <table:table-cell table:style-name="ce5" office:value-type="float" office:value="76" calcext:value-type="float">
            <text:p>76.00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0.8" calcext:value-type="float">
            <text:p>40.80</text:p>
          </table:table-cell>
          <table:table-cell table:style-name="ce5" office:value-type="float" office:value="30" calcext:value-type="float">
            <text:p>30.00</text:p>
          </table:table-cell>
          <table:table-cell table:style-name="ce5" office:value-type="float" office:value="59.7" calcext:value-type="float">
            <text:p>59.70</text:p>
          </table:table-cell>
          <table:table-cell table:style-name="ce5" office:value-type="float" office:value="91" calcext:value-type="float">
            <text:p>91.00</text:p>
          </table:table-cell>
          <table:table-cell table:style-name="ce5" office:value-type="float" office:value="83.5" calcext:value-type="float">
            <text:p>83.50</text:p>
          </table:table-cell>
          <table:table-cell table:style-name="ce5" office:value-type="float" office:value="119" calcext:value-type="float">
            <text:p>119.00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0.8" calcext:value-type="float">
            <text:p>40.80</text:p>
          </table:table-cell>
          <table:table-cell table:style-name="ce5" office:value-type="float" office:value="53" calcext:value-type="float">
            <text:p>53.00</text:p>
          </table:table-cell>
          <table:table-cell table:style-name="ce5" office:value-type="float" office:value="61.4" calcext:value-type="float">
            <text:p>61.40</text:p>
          </table:table-cell>
          <table:table-cell table:style-name="ce5" office:value-type="float" office:value="128" calcext:value-type="float">
            <text:p>128.00</text:p>
          </table:table-cell>
          <table:table-cell table:style-name="ce5" office:value-type="float" office:value="80.7" calcext:value-type="float">
            <text:p>80.70</text:p>
          </table:table-cell>
          <table:table-cell table:style-name="ce5" office:value-type="float" office:value="117" calcext:value-type="float">
            <text:p>117.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mN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e</text:p>
          </table:table-cell>
          <table:table-cell table:style-name="ce1" table:formula="of:=+AVERAGE([.C3:.C5])" office:value-type="float" office:value="40.5666666666667" calcext:value-type="float">
            <text:p>40.5666666667</text:p>
          </table:table-cell>
          <table:table-cell table:style-name="ce1" table:formula="of:=+AVERAGE([.D3:.D5])" office:value-type="float" office:value="43.6666666666667" calcext:value-type="float">
            <text:p>43.6666666667</text:p>
          </table:table-cell>
          <table:table-cell table:style-name="ce1" table:formula="of:=+AVERAGE([.E3:.E5])" office:value-type="float" office:value="60.5666666666667" calcext:value-type="float">
            <text:p>60.5666666667</text:p>
          </table:table-cell>
          <table:table-cell table:style-name="ce1" table:formula="of:=+AVERAGE([.F3:.F5])" office:value-type="float" office:value="108.333333333333" calcext:value-type="float">
            <text:p>108.3333333333</text:p>
          </table:table-cell>
          <table:table-cell table:style-name="ce1" table:formula="of:=+AVERAGE([.G3:.G5])" office:value-type="float" office:value="81.8333333333333" calcext:value-type="float">
            <text:p>81.8333333333</text:p>
          </table:table-cell>
          <table:table-cell table:style-name="ce1" table:formula="of:=+AVERAGE([.H3:.H5])" office:value-type="float" office:value="104" calcext:value-type="float">
            <text:p>10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tdev</text:p>
          </table:table-cell>
          <table:table-cell table:style-name="ce1" table:formula="of:=+STDEV([.C3:.C5])" office:value-type="float" office:value="0.404145188432736" calcext:value-type="float">
            <text:p>0.4041451884</text:p>
          </table:table-cell>
          <table:table-cell table:style-name="ce1" table:formula="of:=+STDEV([.D3:.D5])" office:value-type="float" office:value="12.0968315410827" calcext:value-type="float">
            <text:p>12.0968315411</text:p>
          </table:table-cell>
          <table:table-cell table:style-name="ce1" table:formula="of:=+STDEV([.E3:.E5])" office:value-type="float" office:value="0.850490054811536" calcext:value-type="float">
            <text:p>0.8504900548</text:p>
          </table:table-cell>
          <table:table-cell table:style-name="ce1" table:formula="of:=+STDEV([.F3:.F5])" office:value-type="float" office:value="18.6100331362771" calcext:value-type="float">
            <text:p>18.6100331363</text:p>
          </table:table-cell>
          <table:table-cell table:style-name="ce1" table:formula="of:=+STDEV([.G3:.G5])" office:value-type="float" office:value="1.4742229591664" calcext:value-type="float">
            <text:p>1.4742229592</text:p>
          </table:table-cell>
          <table:table-cell table:style-name="ce1" table:formula="of:=+STDEV([.H3:.H5])" office:value-type="float" office:value="24.2693221990232" calcext:value-type="float">
            <text:p>24.2693221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+MIN([.C3:.C5])" office:value-type="float" office:value="40.1" calcext:value-type="float">
            <text:p>40.1</text:p>
          </table:table-cell>
          <table:table-cell table:formula="of:=+MIN([.D3:.D5])" office:value-type="float" office:value="30" calcext:value-type="float">
            <text:p>30</text:p>
          </table:table-cell>
          <table:table-cell table:formula="of:=+MIN([.E3:.E5])" office:value-type="float" office:value="59.7" calcext:value-type="float">
            <text:p>59.7</text:p>
          </table:table-cell>
          <table:table-cell table:formula="of:=+MIN([.F3:.F5])" office:value-type="float" office:value="91" calcext:value-type="float">
            <text:p>91</text:p>
          </table:table-cell>
          <table:table-cell table:formula="of:=+MIN([.G3:.G5])" office:value-type="float" office:value="80.7" calcext:value-type="float">
            <text:p>80.7</text:p>
          </table:table-cell>
          <table:table-cell table:formula="of:=+MIN([.H3:.H5])"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+MAX([.C3:.C5])" office:value-type="float" office:value="40.8" calcext:value-type="float">
            <text:p>40.8</text:p>
          </table:table-cell>
          <table:table-cell table:formula="of:=+MAX([.D3:.D5])" office:value-type="float" office:value="53" calcext:value-type="float">
            <text:p>53</text:p>
          </table:table-cell>
          <table:table-cell table:formula="of:=+MAX([.E3:.E5])" office:value-type="float" office:value="61.4" calcext:value-type="float">
            <text:p>61.4</text:p>
          </table:table-cell>
          <table:table-cell table:formula="of:=+MAX([.F3:.F5])" office:value-type="float" office:value="128" calcext:value-type="float">
            <text:p>128</text:p>
          </table:table-cell>
          <table:table-cell table:formula="of:=+MAX([.G3:.G5])" office:value-type="float" office:value="83.5" calcext:value-type="float">
            <text:p>83.5</text:p>
          </table:table-cell>
          <table:table-cell table:formula="of:=+MAX([.H3:.H5])" office:value-type="float" office:value="119" calcext:value-type="float">
            <text:p>11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N/W ave</text:p>
          </table:table-cell>
          <table:table-cell table:style-name="ce1" table:formula="of:=+[.D8]/[.C8]" office:value-type="float" office:value="1.07641741988496" calcext:value-type="float">
            <text:p>1.0764174199</text:p>
          </table:table-cell>
          <table:table-cell/>
          <table:table-cell table:style-name="ce1" table:formula="of:=+[.F8]/[.E8]" office:value-type="float" office:value="1.78866263070996" calcext:value-type="float">
            <text:p>1.7886626307</text:p>
          </table:table-cell>
          <table:table-cell/>
          <table:table-cell table:style-name="ce1" table:formula="of:=+[.H8]/[.G8]" office:value-type="float" office:value="1.27087576374745" calcext:value-type="float">
            <text:p>1.270875763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N/W ave</text:p>
          </table:table-cell>
          <table:table-cell table:style-name="ce1" table:formula="of:=+AVERAGE([.C13:.G13])" office:value-type="float" office:value="1.37865193811413" calcext:value-type="float">
            <text:p>1.378651938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dev mN/W</text:p>
          </table:table-cell>
          <table:table-cell table:formula="of:=+STDEV([.C13:.G13])" office:value-type="float" office:value="0.368150903715615" calcext:value-type="float">
            <text:p>0.368150903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splacement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f</text:p>
          </table:table-cell>
          <table:table-cell table:number-columns-repeated="5"/>
        </table:table-row>
        <table:table-row table:style-name="ro1">
          <table:table-cell office:value-type="float" office:value="1249.36" calcext:value-type="float">
            <text:p>1249.36</text:p>
          </table:table-cell>
          <table:table-cell/>
          <table:table-cell office:value-type="float" office:value="0.983" calcext:value-type="float">
            <text:p>0.983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1248.567" calcext:value-type="float">
            <text:p>1248.567</text:p>
          </table:table-cell>
          <table:table-cell table:number-columns-repeated="8"/>
        </table:table-row>
        <table:table-row table:style-name="ro1">
          <table:table-cell table:formula="of:=+[.A19]-[.A20]" office:value-type="float" office:value="0.792999999999893" calcext:value-type="float">
            <text:p>0.793</text:p>
          </table:table-cell>
          <table:table-cell/>
          <table:table-cell office:value-type="string" calcext:value-type="string">
            <text:p>dx/df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+[.C19]/[.D19]" office:value-type="float" office:value="0.0338965517241379" calcext:value-type="float">
            <text:p>0.0338965517</text:p>
          </table:table-cell>
          <table:table-cell table:number-columns-repeated="6"/>
        </table:table-row>
        <table:table-row table:style-name="ro1">
          <table:table-cell table:formula="of:=+3.77/[.C22]" office:value-type="float" office:value="111.220752797559" calcext:value-type="float">
            <text:p>111.22075279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timate peak of plot using their linear regression equ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3826" calcext:value-type="float">
            <text:p>0.13826</text:p>
          </table:table-cell>
          <table:table-cell office:value-type="float" office:value="1245.238" calcext:value-type="float">
            <text:p>1245.238</text:p>
          </table:table-cell>
          <table:table-cell table:formula="of:=+[.B26]*[.A26]+[.C26]" office:value-type="float" office:value="1259.89356" calcext:value-type="float">
            <text:p>1259.8935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+[.D26]-[.A19]" office:value-type="float" office:value="10.5335600000001" calcext:value-type="float">
            <text:p>10.53356</text:p>
          </table:table-cell>
          <table:table-cell office:value-type="string" calcext:value-type="string">
            <text:p>←scaled to cal1 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ce calculation from pulse 1 intercept to pulse intercept</text:p>
          </table:table-cell>
          <table:table-cell table:number-columns-repeated="8"/>
        </table:table-row>
        <table:table-row table:style-name="ro1">
          <table:table-cell table:formula="of:=+1245.238" office:value-type="float" office:value="1245.238" calcext:value-type="float">
            <text:p>1245.238</text:p>
          </table:table-cell>
          <table:table-cell office:value-type="float" office:value="1241.468" calcext:value-type="float">
            <text:p>1241.468</text:p>
          </table:table-cell>
          <table:table-cell table:style-name="ce4" table:formula="of:=+[.A29]-[.B29]" office:value-type="float" office:value="3.76999999999998" calcext:value-type="float">
            <text:p>3.77</text:p>
          </table:table-cell>
          <table:table-cell table:formula="of:=+[.C29]/[.C22]" office:value-type="float" office:value="111.220752797558" calcext:value-type="float">
            <text:p>111.2207527976</text:p>
          </table:table-cell>
          <table:table-cell office:value-type="string" calcext:value-type="string">
            <text:p>???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Figure 8 curve down using graph pap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9.286" calcext:value-type="float">
            <text:p>1259.286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56.607" calcext:value-type="float">
            <text:p>1256.607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53.214" calcext:value-type="float">
            <text:p>1253.214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51.786" calcext:value-type="float">
            <text:p>1251.786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51.071" calcext:value-type="float">
            <text:p>1251.071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48.571" calcext:value-type="float">
            <text:p>1248.571</text:p>
          </table:table-cell>
          <table:table-cell table:number-columns-repeated="7"/>
        </table:table-row>
        <table:table-row table:style-name="ro1" table:number-rows-repeated="22">
          <table:table-cell table:number-columns-repeated="9"/>
        </table:table-row>
        <table:table-row table:style-name="ro1">
          <table:table-cell table:style-name="ce1" office:value-type="string" calcext:value-type="string">
            <text:p>Figure 8 curve up</text:p>
          </table:table-cell>
          <table:table-cell/>
          <table:table-cell office:value-type="string" calcext:value-type="string">
            <text:p>pulse</text:p>
          </table:table-cell>
          <table:table-cell office:value-type="string" calcext:value-type="string">
            <text:p>result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50" calcext:value-type="float">
            <text:p>1250</text:p>
          </table:table-cell>
          <table:table-cell office:value-type="float" office:value="3.77" calcext:value-type="float">
            <text:p>3.77</text:p>
          </table:table-cell>
          <table:table-cell table:formula="of:=+[.B63]-[.C63]" office:value-type="float" office:value="1246.23" calcext:value-type="float">
            <text:p>1246.2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51.7857" calcext:value-type="float">
            <text:p>1251.7857</text:p>
          </table:table-cell>
          <table:table-cell office:value-type="float" office:value="3.77" calcext:value-type="float">
            <text:p>3.77</text:p>
          </table:table-cell>
          <table:table-cell table:formula="of:=+[.B64]-[.C64]" office:value-type="float" office:value="1248.0157" calcext:value-type="float">
            <text:p>1248.0157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5.1786" calcext:value-type="float">
            <text:p>1255.1786</text:p>
          </table:table-cell>
          <table:table-cell office:value-type="float" office:value="3.77" calcext:value-type="float">
            <text:p>3.77</text:p>
          </table:table-cell>
          <table:table-cell table:formula="of:=+[.B65]-[.C65]" office:value-type="float" office:value="1251.4086" calcext:value-type="float">
            <text:p>1251.4086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57.5" calcext:value-type="float">
            <text:p>1257.5</text:p>
          </table:table-cell>
          <table:table-cell office:value-type="float" office:value="3.77" calcext:value-type="float">
            <text:p>3.77</text:p>
          </table:table-cell>
          <table:table-cell table:formula="of:=+[.B66]-[.C66]" office:value-type="float" office:value="1253.73" calcext:value-type="float">
            <text:p>1253.7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8.75" calcext:value-type="float">
            <text:p>1258.75</text:p>
          </table:table-cell>
          <table:table-cell office:value-type="float" office:value="3.77" calcext:value-type="float">
            <text:p>3.77</text:p>
          </table:table-cell>
          <table:table-cell table:formula="of:=+[.B67]-[.C67]" office:value-type="float" office:value="1254.98" calcext:value-type="float">
            <text:p>1254.98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59.286" calcext:value-type="float">
            <text:p>1259.286</text:p>
          </table:table-cell>
          <table:table-cell office:value-type="float" office:value="3.77" calcext:value-type="float">
            <text:p>3.77</text:p>
          </table:table-cell>
          <table:table-cell table:formula="of:=+[.B68]-[.C68]" office:value-type="float" office:value="1255.516" calcext:value-type="float">
            <text:p>1255.516</text:p>
          </table:table-cell>
          <table:table-cell table:number-columns-repeated="5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float" office:value="0.000000000071282927264184" calcext:value-type="float">
            <text:p>7.13E-11</text:p>
          </table:table-cell>
          <table:table-cell table:style-name="ce6" office:value-type="float" office:value="-0.0000000616854969614949" calcext:value-type="float">
            <text:p>-6.17E-08</text:p>
          </table:table-cell>
          <table:table-cell table:style-name="ce6" office:value-type="float" office:value="0.0000214062587544044" calcext:value-type="float">
            <text:p>2.14E-05</text:p>
          </table:table-cell>
          <table:table-cell office:value-type="float" office:value="-0.0037728812" calcext:value-type="float">
            <text:p>-0.0037728812</text:p>
          </table:table-cell>
          <table:table-cell office:value-type="float" office:value="0.3506329937" calcext:value-type="float">
            <text:p>0.3506329937</text:p>
          </table:table-cell>
          <table:table-cell office:value-type="float" office:value="-15.9748263936" calcext:value-type="float">
            <text:p>-15.9748263936</text:p>
          </table:table-cell>
          <table:table-cell office:value-type="float" office:value="1527.7174983854" calcext:value-type="float">
            <text:p>1527.71749838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err force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1249.36" calcext:value-type="float">
            <text:p>1249.36</text:p>
          </table:table-cell>
          <table:table-cell table:formula="of:=+[.$C$97]*[.A99]^6+[.$D$97]*[.A99]^5+[.$E$97]*[.A99]^4+[.$F$97]*[.A99]^3+[.$G$97]*[.A99]^2+[.$H$97]*[.A99]+[.$I$97]" office:value-type="float" office:value="1249.57470810846" calcext:value-type="float">
            <text:p>1249.5747081085</text:p>
          </table:table-cell>
          <table:table-cell table:formula="of:=+[.B99]-[.C99]" office:value-type="float" office:value="-0.214708108463128" calcext:value-type="float">
            <text:p>-0.2147081085</text:p>
          </table:table-cell>
          <table:table-cell table:formula="of:=+[.D99]/[.$C$22]" office:value-type="float" office:value="-6.33421683156736" calcext:value-type="float">
            <text:p>-6.3342168316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1250" calcext:value-type="float">
            <text:p>1250</text:p>
          </table:table-cell>
          <table:table-cell table:formula="of:=+[.$C$97]*[.A100]^6+[.$D$97]*[.A100]^5+[.$E$97]*[.A100]^4+[.$F$97]*[.A100]^3+[.$G$97]*[.A100]^2+[.$H$97]*[.A100]+[.$I$97]" office:value-type="float" office:value="1249.34860016366" calcext:value-type="float">
            <text:p>1249.3486001637</text:p>
          </table:table-cell>
          <table:table-cell table:formula="of:=+[.B100]-[.C100]" office:value-type="float" office:value="0.651399836339806" calcext:value-type="float">
            <text:p>0.6513998363</text:p>
          </table:table-cell>
          <table:table-cell table:formula="of:=+[.D100]/[.$C$22]" office:value-type="float" office:value="19.21728916974" calcext:value-type="float">
            <text:p>19.217289169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51.7857" calcext:value-type="float">
            <text:p>1251.7857</text:p>
          </table:table-cell>
          <table:table-cell table:formula="of:=+[.$C$97]*[.A101]^6+[.$D$97]*[.A101]^5+[.$E$97]*[.A101]^4+[.$F$97]*[.A101]^3+[.$G$97]*[.A101]^2+[.$H$97]*[.A101]+[.$I$97]" office:value-type="float" office:value="1252.15889142317" calcext:value-type="float">
            <text:p>1252.1588914232</text:p>
          </table:table-cell>
          <table:table-cell table:formula="of:=+[.B101]-[.C101]" office:value-type="float" office:value="-0.373191423169374" calcext:value-type="float">
            <text:p>-0.3731914232</text:p>
          </table:table-cell>
          <table:table-cell table:formula="of:=+[.D101]/[.$C$22]" office:value-type="float" office:value="-11.0097164515888" calcext:value-type="float">
            <text:p>-11.009716451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5.1786" calcext:value-type="float">
            <text:p>1255.1786</text:p>
          </table:table-cell>
          <table:table-cell table:formula="of:=+[.$C$97]*[.A102]^6+[.$D$97]*[.A102]^5+[.$E$97]*[.A102]^4+[.$F$97]*[.A102]^3+[.$G$97]*[.A102]^2+[.$H$97]*[.A102]+[.$I$97]" office:value-type="float" office:value="1255.42308599912" calcext:value-type="float">
            <text:p>1255.4230859991</text:p>
          </table:table-cell>
          <table:table-cell table:formula="of:=+[.B102]-[.C102]" office:value-type="float" office:value="-0.244485999120116" calcext:value-type="float">
            <text:p>-0.2444859991</text:p>
          </table:table-cell>
          <table:table-cell table:formula="of:=+[.D102]/[.$C$22]" office:value-type="float" office:value="-7.21271004525265" calcext:value-type="float">
            <text:p>-7.2127100453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56.786" calcext:value-type="float">
            <text:p>1256.786</text:p>
          </table:table-cell>
          <table:table-cell table:formula="of:=+[.$C$97]*[.A103]^6+[.$D$97]*[.A103]^5+[.$E$97]*[.A103]^4+[.$F$97]*[.A103]^3+[.$G$97]*[.A103]^2+[.$H$97]*[.A103]+[.$I$97]" office:value-type="float" office:value="1256.76254778337" calcext:value-type="float">
            <text:p>1256.7625477834</text:p>
          </table:table-cell>
          <table:table-cell table:formula="of:=+[.B103]-[.C103]" office:value-type="float" office:value="0.0234522166292663" calcext:value-type="float">
            <text:p>0.0234522166</text:p>
          </table:table-cell>
          <table:table-cell table:formula="of:=+[.D103]/[.$C$22]" office:value-type="float" office:value="0.691876177262181" calcext:value-type="float">
            <text:p>0.6918761773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57.5" calcext:value-type="float">
            <text:p>1257.5</text:p>
          </table:table-cell>
          <table:table-cell table:formula="of:=+[.$C$97]*[.A104]^6+[.$D$97]*[.A104]^5+[.$E$97]*[.A104]^4+[.$F$97]*[.A104]^3+[.$G$97]*[.A104]^2+[.$H$97]*[.A104]+[.$I$97]" office:value-type="float" office:value="1257.78059314815" calcext:value-type="float">
            <text:p>1257.7805931482</text:p>
          </table:table-cell>
          <table:table-cell table:formula="of:=+[.B104]-[.C104]" office:value-type="float" office:value="-0.280593148146409" calcext:value-type="float">
            <text:p>-0.2805931481</text:p>
          </table:table-cell>
          <table:table-cell table:formula="of:=+[.D104]/[.$C$22]" office:value-type="float" office:value="-8.27792603890727" calcext:value-type="float">
            <text:p>-8.277926038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8.75" calcext:value-type="float">
            <text:p>1258.75</text:p>
          </table:table-cell>
          <table:table-cell table:formula="of:=+[.$C$97]*[.A105]^6+[.$D$97]*[.A105]^5+[.$E$97]*[.A105]^4+[.$F$97]*[.A105]^3+[.$G$97]*[.A105]^2+[.$H$97]*[.A105]+[.$I$97]" office:value-type="float" office:value="1258.73742911507" calcext:value-type="float">
            <text:p>1258.7374291151</text:p>
          </table:table-cell>
          <table:table-cell table:formula="of:=+[.B105]-[.C105]" office:value-type="float" office:value="0.012570884925708" calcext:value-type="float">
            <text:p>0.0125708849</text:p>
          </table:table-cell>
          <table:table-cell table:formula="of:=+[.D105]/[.$C$22]" office:value-type="float" office:value="0.370860287737062" calcext:value-type="float">
            <text:p>0.3708602877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59.286" calcext:value-type="float">
            <text:p>1259.286</text:p>
          </table:table-cell>
          <table:table-cell table:formula="of:=+[.$C$97]*[.A106]^6+[.$D$97]*[.A106]^5+[.$E$97]*[.A106]^4+[.$F$97]*[.A106]^3+[.$G$97]*[.A106]^2+[.$H$97]*[.A106]+[.$I$97]" office:value-type="float" office:value="1258.59581896965" calcext:value-type="float">
            <text:p>1258.5958189697</text:p>
          </table:table-cell>
          <table:table-cell table:formula="of:=+[.B106]-[.C106]" office:value-type="float" office:value="0.690181030351368" calcext:value-type="float">
            <text:p>0.6901810304</text:p>
          </table:table-cell>
          <table:table-cell table:formula="of:=+[.D106]/[.$C$22]" office:value-type="float" office:value="20.3613935708949" calcext:value-type="float">
            <text:p>20.36139357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58.75" calcext:value-type="float">
            <text:p>1258.75</text:p>
          </table:table-cell>
          <table:table-cell table:formula="of:=+[.$C$97]*[.A107]^6+[.$D$97]*[.A107]^5+[.$E$97]*[.A107]^4+[.$F$97]*[.A107]^3+[.$G$97]*[.A107]^2+[.$H$97]*[.A107]+[.$I$97]" office:value-type="float" office:value="1258.36224268424" calcext:value-type="float">
            <text:p>1258.3622426842</text:p>
          </table:table-cell>
          <table:table-cell table:formula="of:=+[.B107]-[.C107]" office:value-type="float" office:value="0.387757315759018" calcext:value-type="float">
            <text:p>0.3877573158</text:p>
          </table:table-cell>
          <table:table-cell table:formula="of:=+[.D107]/[.$C$22]" office:value-type="float" office:value="11.439432509676" calcext:value-type="float">
            <text:p>11.4394325097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56.607" calcext:value-type="float">
            <text:p>1256.607</text:p>
          </table:table-cell>
          <table:table-cell table:formula="of:=+[.$C$97]*[.A108]^6+[.$D$97]*[.A108]^5+[.$E$97]*[.A108]^4+[.$F$97]*[.A108]^3+[.$G$97]*[.A108]^2+[.$H$97]*[.A108]+[.$I$97]" office:value-type="float" office:value="1257.03366443844" calcext:value-type="float">
            <text:p>1257.0336644385</text:p>
          </table:table-cell>
          <table:table-cell table:formula="of:=+[.B108]-[.C108]" office:value-type="float" office:value="-0.426664438443368" calcext:value-type="float">
            <text:p>-0.4266644384</text:p>
          </table:table-cell>
          <table:table-cell table:formula="of:=+[.D108]/[.$C$22]" office:value-type="float" office:value="-12.5872519988379" calcext:value-type="float">
            <text:p>-12.5872519988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55" calcext:value-type="float">
            <text:p>1255</text:p>
          </table:table-cell>
          <table:table-cell table:formula="of:=+[.$C$97]*[.A109]^6+[.$D$97]*[.A109]^5+[.$E$97]*[.A109]^4+[.$F$97]*[.A109]^3+[.$G$97]*[.A109]^2+[.$H$97]*[.A109]+[.$I$97]" office:value-type="float" office:value="1255.23897972552" calcext:value-type="float">
            <text:p>1255.2389797255</text:p>
          </table:table-cell>
          <table:table-cell table:formula="of:=+[.B109]-[.C109]" office:value-type="float" office:value="-0.238979725515264" calcext:value-type="float">
            <text:p>-0.2389797255</text:p>
          </table:table-cell>
          <table:table-cell table:formula="of:=+[.D109]/[.$C$22]" office:value-type="float" office:value="-7.0502665716609" calcext:value-type="float">
            <text:p>-7.050266571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53.214" calcext:value-type="float">
            <text:p>1253.214</text:p>
          </table:table-cell>
          <table:table-cell table:formula="of:=+[.$C$97]*[.A110]^6+[.$D$97]*[.A110]^5+[.$E$97]*[.A110]^4+[.$F$97]*[.A110]^3+[.$G$97]*[.A110]^2+[.$H$97]*[.A110]+[.$I$97]" office:value-type="float" office:value="1253.42412533255" calcext:value-type="float">
            <text:p>1253.4241253326</text:p>
          </table:table-cell>
          <table:table-cell table:formula="of:=+[.B110]-[.C110]" office:value-type="float" office:value="-0.210125332545203" calcext:value-type="float">
            <text:p>-0.2101253325</text:p>
          </table:table-cell>
          <table:table-cell table:formula="of:=+[.D110]/[.$C$22]" office:value-type="float" office:value="-6.19901794894293" calcext:value-type="float">
            <text:p>-6.199017948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51.786" calcext:value-type="float">
            <text:p>1251.786</text:p>
          </table:table-cell>
          <table:table-cell table:formula="of:=+[.$C$97]*[.A111]^6+[.$D$97]*[.A111]^5+[.$E$97]*[.A111]^4+[.$F$97]*[.A111]^3+[.$G$97]*[.A111]^2+[.$H$97]*[.A111]+[.$I$97]" office:value-type="float" office:value="1251.8950098677" calcext:value-type="float">
            <text:p>1251.8950098677</text:p>
          </table:table-cell>
          <table:table-cell table:formula="of:=+[.B111]-[.C111]" office:value-type="float" office:value="-0.109009867702525" calcext:value-type="float">
            <text:p>-0.1090098677</text:p>
          </table:table-cell>
          <table:table-cell table:formula="of:=+[.D111]/[.$C$22]" office:value-type="float" office:value="-3.2159574398507" calcext:value-type="float">
            <text:p>-3.215957439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51.071" calcext:value-type="float">
            <text:p>1251.071</text:p>
          </table:table-cell>
          <table:table-cell table:formula="of:=+[.$C$97]*[.A112]^6+[.$D$97]*[.A112]^5+[.$E$97]*[.A112]^4+[.$F$97]*[.A112]^3+[.$G$97]*[.A112]^2+[.$H$97]*[.A112]+[.$I$97]" office:value-type="float" office:value="1250.77015784972" calcext:value-type="float">
            <text:p>1250.7701578497</text:p>
          </table:table-cell>
          <table:table-cell table:formula="of:=+[.B112]-[.C112]" office:value-type="float" office:value="0.300842150275685" calcext:value-type="float">
            <text:p>0.3008421503</text:p>
          </table:table-cell>
          <table:table-cell table:formula="of:=+[.D112]/[.$C$22]" office:value-type="float" office:value="8.87530250050341" calcext:value-type="float">
            <text:p>8.8753025005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office:value-type="float" office:value="1250.357" calcext:value-type="float">
            <text:p>1250.357</text:p>
          </table:table-cell>
          <table:table-cell table:formula="of:=+[.$C$97]*[.A113]^6+[.$D$97]*[.A113]^5+[.$E$97]*[.A113]^4+[.$F$97]*[.A113]^3+[.$G$97]*[.A113]^2+[.$H$97]*[.A113]+[.$I$97]" office:value-type="float" office:value="1249.98467750499" calcext:value-type="float">
            <text:p>1249.984677505</text:p>
          </table:table-cell>
          <table:table-cell table:formula="of:=+[.B113]-[.C113]" office:value-type="float" office:value="0.372322495010621" calcext:value-type="float">
            <text:p>0.372322495</text:p>
          </table:table-cell>
          <table:table-cell table:formula="of:=+[.D113]/[.$C$22]" office:value-type="float" office:value="10.9840817449726" calcext:value-type="float">
            <text:p>10.984081745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49" calcext:value-type="float">
            <text:p>1249</text:p>
          </table:table-cell>
          <table:table-cell table:formula="of:=+[.$C$97]*[.A114]^6+[.$D$97]*[.A114]^5+[.$E$97]*[.A114]^4+[.$F$97]*[.A114]^3+[.$G$97]*[.A114]^2+[.$H$97]*[.A114]+[.$I$97]" office:value-type="float" office:value="1249.34555227229" calcext:value-type="float">
            <text:p>1249.3455522723</text:p>
          </table:table-cell>
          <table:table-cell table:formula="of:=+[.B114]-[.C114]" office:value-type="float" office:value="-0.345552272294071" calcext:value-type="float">
            <text:p>-0.3455522723</text:p>
          </table:table-cell>
          <table:table-cell table:formula="of:=+[.D114]/[.$C$22]" office:value-type="float" office:value="-10.194319325054" calcext:value-type="float">
            <text:p>-10.1943193251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48.571" calcext:value-type="float">
            <text:p>1248.571</text:p>
          </table:table-cell>
          <table:table-cell table:formula="of:=+[.$C$97]*[.A115]^6+[.$D$97]*[.A115]^5+[.$E$97]*[.A115]^4+[.$F$97]*[.A115]^3+[.$G$97]*[.A115]^2+[.$H$97]*[.A115]+[.$I$97]" office:value-type="float" office:value="1248.63825601515" calcext:value-type="float">
            <text:p>1248.6382560152</text:p>
          </table:table-cell>
          <table:table-cell table:formula="of:=+[.B115]-[.C115]" office:value-type="float" office:value="-0.0672560151526795" calcext:value-type="float">
            <text:p>-0.0672560152</text:p>
          </table:table-cell>
          <table:table-cell table:formula="of:=+[.D115]/[.$C$22]" office:value-type="float" office:value="-1.98415507571486" calcext:value-type="float">
            <text:p>-1.9841550757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47.857" calcext:value-type="float">
            <text:p>1247.857</text:p>
          </table:table-cell>
          <table:table-cell table:formula="of:=+[.$C$97]*[.A116]^6+[.$D$97]*[.A116]^5+[.$E$97]*[.A116]^4+[.$F$97]*[.A116]^3+[.$G$97]*[.A116]^2+[.$H$97]*[.A116]+[.$I$97]" office:value-type="float" office:value="1247.78469194184" calcext:value-type="float">
            <text:p>1247.7846919418</text:p>
          </table:table-cell>
          <table:table-cell table:formula="of:=+[.B116]-[.C116]" office:value-type="float" office:value="0.0723080581603881" calcext:value-type="float">
            <text:p>0.0723080582</text:p>
          </table:table-cell>
          <table:table-cell table:formula="of:=+[.D116]/[.$C$22]" office:value-type="float" office:value="2.13319805356181" calcext:value-type="float">
            <text:p>2.133198053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formula="of:=+MAX([.D99:.D116])" office:value-type="float" office:value="0.690181030351368" calcext:value-type="float">
            <text:p>0.6901810304</text:p>
          </table:table-cell>
          <table:table-cell table:formula="of:=+MAX([.E99:.E116])" office:value-type="float" office:value="20.3613935708949" calcext:value-type="float">
            <text:p>20.36139357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table:formula="of:=+MIN([.D99:.D116])" office:value-type="float" office:value="-0.426664438443368" calcext:value-type="float">
            <text:p>-0.4266644384</text:p>
          </table:table-cell>
          <table:table-cell table:formula="of:=+MIN([.E99:.E116])" office:value-type="float" office:value="-12.5872519988379" calcext:value-type="float">
            <text:p>-12.58725199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ve</text:p>
          </table:table-cell>
          <table:table-cell table:formula="of:=+AVERAGE([.D99:.D116])" office:value-type="float" office:value="0.0000148698277623933" calcext:value-type="float">
            <text:p>1.48698277623933E-05</text:p>
          </table:table-cell>
          <table:table-cell table:formula="of:=+AVERAGE([.E99:.E116])" office:value-type="float" office:value="0.000438682609470319" calcext:value-type="float">
            <text:p>0.00043868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dev</text:p>
          </table:table-cell>
          <table:table-cell table:formula="of:=+STDEV([.D99:.D116])" office:value-type="float" office:value="0.345482662713095" calcext:value-type="float">
            <text:p>0.3454826627</text:p>
          </table:table-cell>
          <table:table-cell table:formula="of:=+STDEV([.E99:.E116])" office:value-type="float" office:value="10.1922657361951" calcext:value-type="float">
            <text:p>10.1922657362</text:p>
          </table:table-cell>
          <table:table-cell table:number-columns-repeated="4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 calcext:value-type="string">
            <text:p>SOME calculations to try to understand the shifted pulse calcul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W Cal1 Pulse Top equ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ue</text:p>
          </table:table-cell>
          <table:table-cell table:number-columns-repeated="5"/>
        </table:table-row>
        <table:table-row table:style-name="ro1">
          <table:table-cell office:value-type="float" office:value="0.004615" calcext:value-type="float">
            <text:p>0.004615</text:p>
          </table:table-cell>
          <table:table-cell office:value-type="float" office:value="1249.36" calcext:value-type="float">
            <text:p>1249.36</text:p>
          </table:table-cell>
          <table:table-cell office:value-type="float" office:value="60" calcext:value-type="float">
            <text:p>60</text:p>
          </table:table-cell>
          <table:table-cell table:formula="of:=+[.A148]*[.C148]+[.B148]" office:value-type="float" office:value="1249.6369" calcext:value-type="float">
            <text:p>1249.636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W Force Pulse Line equ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office:value-type="float" office:value="0.13826" calcext:value-type="float">
            <text:p>0.13826</text:p>
          </table:table-cell>
          <table:table-cell office:value-type="float" office:value="1245.238" calcext:value-type="float">
            <text:p>1245.238</text:p>
          </table:table-cell>
          <table:table-cell office:value-type="float" office:value="55" calcext:value-type="float">
            <text:p>55</text:p>
          </table:table-cell>
          <table:table-cell table:formula="of:=+[.A152]*[.C152]+[.B152]" office:value-type="float" office:value="1252.8423" calcext:value-type="float">
            <text:p>1252.842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W shifted force line equation how is intercept computed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 - ???</text:p>
          </table:table-cell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table:formula="of:=+[.A152]" office:value-type="float" office:value="0.13826" calcext:value-type="float">
            <text:p>0.13826</text:p>
          </table:table-cell>
          <table:table-cell office:value-type="float" office:value="1241.468" calcext:value-type="float">
            <text:p>1241.468</text:p>
          </table:table-cell>
          <table:table-cell office:value-type="float" office:value="60" calcext:value-type="float">
            <text:p>60</text:p>
          </table:table-cell>
          <table:table-cell table:formula="of:=+[.C156]*[.A156]+[.B156]" office:value-type="float" office:value="1249.7636" calcext:value-type="float">
            <text:p>1249.763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uild a table to look for error sensitivity of just randomly picking a ti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1t – line</text:p>
          </table:table-cell>
          <table:table-cell office:value-type="string" calcext:value-type="string">
            <text:p>Pulse – Line</text:p>
          </table:table-cell>
          <table:table-cell office:value-type="string" calcext:value-type="string">
            <text:p>Shifted – lin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orce error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+[.A160]*[.$A$148]+[.$B$148]" office:value-type="float" office:value="1249.5446" calcext:value-type="float">
            <text:p>1249.5446</text:p>
          </table:table-cell>
          <table:table-cell table:formula="of:=+[.A160]*[.$A$152]+[.$B$152]" office:value-type="float" office:value="1250.7684" calcext:value-type="float">
            <text:p>1250.7684</text:p>
          </table:table-cell>
          <table:table-cell table:formula="of:=+[.A160]*[.$A$156]+[.$B$156]" office:value-type="float" office:value="1246.9984" calcext:value-type="float">
            <text:p>1246.9984</text:p>
          </table:table-cell>
          <table:table-cell table:formula="of:=+[.B160]-[.D160]" office:value-type="float" office:value="2.54619999999977" calcext:value-type="float">
            <text:p>2.5462</text:p>
          </table:table-cell>
          <table:table-cell table:formula="of:=+[.E160]/[.$C$22]" office:value-type="float" office:value="75.1167853509597" calcext:value-type="float">
            <text:p>75.11678535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+[.A161]*[.$A$148]+[.$B$148]" office:value-type="float" office:value="1249.567675" calcext:value-type="float">
            <text:p>1249.567675</text:p>
          </table:table-cell>
          <table:table-cell table:formula="of:=+[.A161]*[.$A$152]+[.$B$152]" office:value-type="float" office:value="1251.4597" calcext:value-type="float">
            <text:p>1251.4597</text:p>
          </table:table-cell>
          <table:table-cell table:formula="of:=+[.A161]*[.$A$156]+[.$B$156]" office:value-type="float" office:value="1247.6897" calcext:value-type="float">
            <text:p>1247.6897</text:p>
          </table:table-cell>
          <table:table-cell table:formula="of:=+[.B161]-[.D161]" office:value-type="float" office:value="1.87797499999988" calcext:value-type="float">
            <text:p>1.877975</text:p>
          </table:table-cell>
          <table:table-cell table:formula="of:=+[.E161]/[.$C$22]" office:value-type="float" office:value="55.4031281790402" calcext:value-type="float">
            <text:p>55.40312817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+[.A162]*[.$A$148]+[.$B$148]" office:value-type="float" office:value="1249.59075" calcext:value-type="float">
            <text:p>1249.59075</text:p>
          </table:table-cell>
          <table:table-cell table:formula="of:=+[.A162]*[.$A$152]+[.$B$152]" office:value-type="float" office:value="1252.151" calcext:value-type="float">
            <text:p>1252.151</text:p>
          </table:table-cell>
          <table:table-cell table:formula="of:=+[.A162]*[.$A$156]+[.$B$156]" office:value-type="float" office:value="1248.381" calcext:value-type="float">
            <text:p>1248.381</text:p>
          </table:table-cell>
          <table:table-cell table:formula="of:=+[.B162]-[.D162]" office:value-type="float" office:value="1.20974999999976" calcext:value-type="float">
            <text:p>1.20975</text:p>
          </table:table-cell>
          <table:table-cell table:formula="of:=+[.E162]/[.$C$22]" office:value-type="float" office:value="35.6894710071139" calcext:value-type="float">
            <text:p>35.689471007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+[.A163]*[.$A$148]+[.$B$148]" office:value-type="float" office:value="1249.595365" calcext:value-type="float">
            <text:p>1249.595365</text:p>
          </table:table-cell>
          <table:table-cell table:formula="of:=+[.A163]*[.$A$152]+[.$B$152]" office:value-type="float" office:value="1252.28926" calcext:value-type="float">
            <text:p>1252.28926</text:p>
          </table:table-cell>
          <table:table-cell table:formula="of:=+[.A163]*[.$A$156]+[.$B$156]" office:value-type="float" office:value="1248.51926" calcext:value-type="float">
            <text:p>1248.51926</text:p>
          </table:table-cell>
          <table:table-cell table:formula="of:=+[.B163]-[.D163]" office:value-type="float" office:value="1.07610499999987" calcext:value-type="float">
            <text:p>1.076105</text:p>
          </table:table-cell>
          <table:table-cell table:formula="of:=+[.E163]/[.$C$22]" office:value-type="float" office:value="31.7467395727327" calcext:value-type="float">
            <text:p>31.7467395727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+[.A164]*[.$A$148]+[.$B$148]" office:value-type="float" office:value="1249.59998" calcext:value-type="float">
            <text:p>1249.59998</text:p>
          </table:table-cell>
          <table:table-cell table:formula="of:=+[.A164]*[.$A$152]+[.$B$152]" office:value-type="float" office:value="1252.42752" calcext:value-type="float">
            <text:p>1252.42752</text:p>
          </table:table-cell>
          <table:table-cell table:formula="of:=+[.A164]*[.$A$156]+[.$B$156]" office:value-type="float" office:value="1248.65752" calcext:value-type="float">
            <text:p>1248.65752</text:p>
          </table:table-cell>
          <table:table-cell table:formula="of:=+[.B164]-[.D164]" office:value-type="float" office:value="0.942459999999983" calcext:value-type="float">
            <text:p>0.94246</text:p>
          </table:table-cell>
          <table:table-cell table:formula="of:=+[.E164]/[.$C$22]" office:value-type="float" office:value="27.8040081383515" calcext:value-type="float">
            <text:p>27.804008138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+[.A165]*[.$A$148]+[.$B$148]" office:value-type="float" office:value="1249.604595" calcext:value-type="float">
            <text:p>1249.604595</text:p>
          </table:table-cell>
          <table:table-cell table:formula="of:=+[.A165]*[.$A$152]+[.$B$152]" office:value-type="float" office:value="1252.56578" calcext:value-type="float">
            <text:p>1252.56578</text:p>
          </table:table-cell>
          <table:table-cell table:formula="of:=+[.A165]*[.$A$156]+[.$B$156]" office:value-type="float" office:value="1248.79578" calcext:value-type="float">
            <text:p>1248.79578</text:p>
          </table:table-cell>
          <table:table-cell table:formula="of:=+[.B165]-[.D165]" office:value-type="float" office:value="0.80881499999964" calcext:value-type="float">
            <text:p>0.808815</text:p>
          </table:table-cell>
          <table:table-cell table:formula="of:=+[.E165]/[.$C$22]" office:value-type="float" office:value="23.8612767039568" calcext:value-type="float">
            <text:p>23.86127670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+[.A166]*[.$A$148]+[.$B$148]" office:value-type="float" office:value="1249.60921" calcext:value-type="float">
            <text:p>1249.60921</text:p>
          </table:table-cell>
          <table:table-cell table:formula="of:=+[.A166]*[.$A$152]+[.$B$152]" office:value-type="float" office:value="1252.70404" calcext:value-type="float">
            <text:p>1252.70404</text:p>
          </table:table-cell>
          <table:table-cell table:formula="of:=+[.A166]*[.$A$156]+[.$B$156]" office:value-type="float" office:value="1248.93404" calcext:value-type="float">
            <text:p>1248.93404</text:p>
          </table:table-cell>
          <table:table-cell table:formula="of:=+[.B166]-[.D166]" office:value-type="float" office:value="0.675169999999753" calcext:value-type="float">
            <text:p>0.67517</text:p>
          </table:table-cell>
          <table:table-cell table:formula="of:=+[.E166]/[.$C$22]" office:value-type="float" office:value="19.9185452695756" calcext:value-type="float">
            <text:p>19.9185452696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+[.A167]*[.$A$148]+[.$B$148]" office:value-type="float" office:value="1249.613825" calcext:value-type="float">
            <text:p>1249.613825</text:p>
          </table:table-cell>
          <table:table-cell table:formula="of:=+[.A167]*[.$A$152]+[.$B$152]" office:value-type="float" office:value="1252.8423" calcext:value-type="float">
            <text:p>1252.8423</text:p>
          </table:table-cell>
          <table:table-cell table:formula="of:=+[.A167]*[.$A$156]+[.$B$156]" office:value-type="float" office:value="1249.0723" calcext:value-type="float">
            <text:p>1249.0723</text:p>
          </table:table-cell>
          <table:table-cell table:formula="of:=+[.B167]-[.D167]" office:value-type="float" office:value="0.541524999999865" calcext:value-type="float">
            <text:p>0.541525</text:p>
          </table:table-cell>
          <table:table-cell table:formula="of:=+[.E167]/[.$C$22]" office:value-type="float" office:value="15.9758138351944" calcext:value-type="float">
            <text:p>15.975813835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+[.A168]*[.$A$148]+[.$B$148]" office:value-type="float" office:value="1249.61844" calcext:value-type="float">
            <text:p>1249.61844</text:p>
          </table:table-cell>
          <table:table-cell table:formula="of:=+[.A168]*[.$A$152]+[.$B$152]" office:value-type="float" office:value="1252.98056" calcext:value-type="float">
            <text:p>1252.98056</text:p>
          </table:table-cell>
          <table:table-cell table:formula="of:=+[.A168]*[.$A$156]+[.$B$156]" office:value-type="float" office:value="1249.21056" calcext:value-type="float">
            <text:p>1249.21056</text:p>
          </table:table-cell>
          <table:table-cell table:formula="of:=+[.B168]-[.D168]" office:value-type="float" office:value="0.407879999999977" calcext:value-type="float">
            <text:p>0.40788</text:p>
          </table:table-cell>
          <table:table-cell table:formula="of:=+[.E168]/[.$C$22]" office:value-type="float" office:value="12.0330824008132" calcext:value-type="float">
            <text:p>12.0330824008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+[.A169]*[.$A$148]+[.$B$148]" office:value-type="float" office:value="1249.623055" calcext:value-type="float">
            <text:p>1249.623055</text:p>
          </table:table-cell>
          <table:table-cell table:formula="of:=+[.A169]*[.$A$152]+[.$B$152]" office:value-type="float" office:value="1253.11882" calcext:value-type="float">
            <text:p>1253.11882</text:p>
          </table:table-cell>
          <table:table-cell table:formula="of:=+[.A169]*[.$A$156]+[.$B$156]" office:value-type="float" office:value="1249.34882" calcext:value-type="float">
            <text:p>1249.34882</text:p>
          </table:table-cell>
          <table:table-cell table:formula="of:=+[.B169]-[.D169]" office:value-type="float" office:value="0.274234999999635" calcext:value-type="float">
            <text:p>0.274235</text:p>
          </table:table-cell>
          <table:table-cell table:formula="of:=+[.E169]/[.$C$22]" office:value-type="float" office:value="8.09035096641853" calcext:value-type="float">
            <text:p>8.0903509664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+[.A170]*[.$A$148]+[.$B$148]" office:value-type="float" office:value="1249.62767" calcext:value-type="float">
            <text:p>1249.62767</text:p>
          </table:table-cell>
          <table:table-cell table:formula="of:=+[.A170]*[.$A$152]+[.$B$152]" office:value-type="float" office:value="1253.25708" calcext:value-type="float">
            <text:p>1253.25708</text:p>
          </table:table-cell>
          <table:table-cell table:formula="of:=+[.A170]*[.$A$156]+[.$B$156]" office:value-type="float" office:value="1249.48708" calcext:value-type="float">
            <text:p>1249.48708</text:p>
          </table:table-cell>
          <table:table-cell table:formula="of:=+[.B170]-[.D170]" office:value-type="float" office:value="0.140589999999747" calcext:value-type="float">
            <text:p>0.14059</text:p>
          </table:table-cell>
          <table:table-cell table:formula="of:=+[.E170]/[.$C$22]" office:value-type="float" office:value="4.14761953203731" calcext:value-type="float">
            <text:p>4.14761953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+[.A171]*[.$A$148]+[.$B$148]" office:value-type="float" office:value="1249.632285" calcext:value-type="float">
            <text:p>1249.632285</text:p>
          </table:table-cell>
          <table:table-cell table:formula="of:=+[.A171]*[.$A$152]+[.$B$152]" office:value-type="float" office:value="1253.39534" calcext:value-type="float">
            <text:p>1253.39534</text:p>
          </table:table-cell>
          <table:table-cell table:formula="of:=+[.A171]*[.$A$156]+[.$B$156]" office:value-type="float" office:value="1249.62534" calcext:value-type="float">
            <text:p>1249.62534</text:p>
          </table:table-cell>
          <table:table-cell table:formula="of:=+[.B171]-[.D171]" office:value-type="float" office:value="0.00694499999985965" calcext:value-type="float">
            <text:p>0.006945</text:p>
          </table:table-cell>
          <table:table-cell table:formula="of:=+[.E171]/[.$C$22]" office:value-type="float" office:value="0.204888097656083" calcext:value-type="float">
            <text:p>0.2048880977</text:p>
          </table:table-cell>
          <table:table-cell table:number-columns-repeated="3"/>
        </table:table-row>
        <table:table-row table:style-name="ro1">
          <table:table-cell office:value-type="float" office:value="59.052" calcext:value-type="float">
            <text:p>59.052</text:p>
          </table:table-cell>
          <table:table-cell table:formula="of:=+[.A172]*[.$A$148]+[.$B$148]" office:value-type="float" office:value="1249.63252498" calcext:value-type="float">
            <text:p>1249.63252498</text:p>
          </table:table-cell>
          <table:table-cell table:formula="of:=+[.A172]*[.$A$152]+[.$B$152]" office:value-type="float" office:value="1253.40252952" calcext:value-type="float">
            <text:p>1253.40252952</text:p>
          </table:table-cell>
          <table:table-cell table:formula="of:=+[.A172]*[.$A$156]+[.$B$156]" office:value-type="float" office:value="1249.63252952" calcext:value-type="float">
            <text:p>1249.63252952</text:p>
          </table:table-cell>
          <table:table-cell table:formula="of:=+[.B172]-[.D172]" office:value-type="float" office:value="-0.00000454000019090017" calcext:value-type="float">
            <text:p>-0.00000454</text:p>
          </table:table-cell>
          <table:table-cell table:formula="of:=+[.E172]/[.$C$22]" office:value-type="float" office:value="-0.000133936933403973" calcext:value-type="float">
            <text:p>-0.0001339369</text:p>
          </table:table-cell>
          <table:table-cell table:number-columns-repeated="3"/>
        </table:table-row>
        <table:table-row table:style-name="ro1">
          <table:table-cell office:value-type="float" office:value="59.4" calcext:value-type="float">
            <text:p>59.4</text:p>
          </table:table-cell>
          <table:table-cell table:formula="of:=+[.A173]*[.$A$148]+[.$B$148]" office:value-type="float" office:value="1249.634131" calcext:value-type="float">
            <text:p>1249.634131</text:p>
          </table:table-cell>
          <table:table-cell table:formula="of:=+[.A173]*[.$A$152]+[.$B$152]" office:value-type="float" office:value="1253.450644" calcext:value-type="float">
            <text:p>1253.450644</text:p>
          </table:table-cell>
          <table:table-cell table:formula="of:=+[.A173]*[.$A$156]+[.$B$156]" office:value-type="float" office:value="1249.680644" calcext:value-type="float">
            <text:p>1249.680644</text:p>
          </table:table-cell>
          <table:table-cell table:formula="of:=+[.B173]-[.D173]" office:value-type="float" office:value="-0.0465130000002318" calcext:value-type="float">
            <text:p>-0.046513</text:p>
          </table:table-cell>
          <table:table-cell table:formula="of:=+[.E173]/[.$C$22]" office:value-type="float" office:value="-1.37220447610043" calcext:value-type="float">
            <text:p>-1.3722044761</text:p>
          </table:table-cell>
          <table:table-cell table:number-columns-repeated="3"/>
        </table:table-row>
        <table:table-row table:style-name="ro1">
          <table:table-cell office:value-type="float" office:value="59.6" calcext:value-type="float">
            <text:p>59.6</text:p>
          </table:table-cell>
          <table:table-cell table:formula="of:=+[.A174]*[.$A$148]+[.$B$148]" office:value-type="float" office:value="1249.635054" calcext:value-type="float">
            <text:p>1249.635054</text:p>
          </table:table-cell>
          <table:table-cell table:formula="of:=+[.A174]*[.$A$152]+[.$B$152]" office:value-type="float" office:value="1253.478296" calcext:value-type="float">
            <text:p>1253.478296</text:p>
          </table:table-cell>
          <table:table-cell table:formula="of:=+[.A174]*[.$A$156]+[.$B$156]" office:value-type="float" office:value="1249.708296" calcext:value-type="float">
            <text:p>1249.708296</text:p>
          </table:table-cell>
          <table:table-cell table:formula="of:=+[.B174]-[.D174]" office:value-type="float" office:value="-0.0732420000001639" calcext:value-type="float">
            <text:p>-0.073242</text:p>
          </table:table-cell>
          <table:table-cell table:formula="of:=+[.E174]/[.$C$22]" office:value-type="float" office:value="-2.16075076297533" calcext:value-type="float">
            <text:p>-2.160750763</text:p>
          </table:table-cell>
          <table:table-cell table:number-columns-repeated="3"/>
        </table:table-row>
        <table:table-row table:style-name="ro1">
          <table:table-cell office:value-type="float" office:value="59.8" calcext:value-type="float">
            <text:p>59.8</text:p>
          </table:table-cell>
          <table:table-cell table:formula="of:=+[.A175]*[.$A$148]+[.$B$148]" office:value-type="float" office:value="1249.635977" calcext:value-type="float">
            <text:p>1249.635977</text:p>
          </table:table-cell>
          <table:table-cell table:formula="of:=+[.A175]*[.$A$152]+[.$B$152]" office:value-type="float" office:value="1253.505948" calcext:value-type="float">
            <text:p>1253.505948</text:p>
          </table:table-cell>
          <table:table-cell table:formula="of:=+[.A175]*[.$A$156]+[.$B$156]" office:value-type="float" office:value="1249.735948" calcext:value-type="float">
            <text:p>1249.735948</text:p>
          </table:table-cell>
          <table:table-cell table:formula="of:=+[.B175]-[.D175]" office:value-type="float" office:value="-0.099971000000096" calcext:value-type="float">
            <text:p>-0.099971</text:p>
          </table:table-cell>
          <table:table-cell table:formula="of:=+[.E175]/[.$C$22]" office:value-type="float" office:value="-2.94929704985024" calcext:value-type="float">
            <text:p>-2.9492970499</text:p>
          </table:table-cell>
          <table:table-cell table:number-columns-repeated="3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formula="of:=+[.A176]*[.$A$148]+[.$B$148]" office:value-type="float" office:value="1249.6369" calcext:value-type="float">
            <text:p>1249.6369</text:p>
          </table:table-cell>
          <table:table-cell table:formula="of:=+[.A176]*[.$A$152]+[.$B$152]" office:value-type="float" office:value="1253.5336" calcext:value-type="float">
            <text:p>1253.5336</text:p>
          </table:table-cell>
          <table:table-cell table:formula="of:=+[.A176]*[.$A$156]+[.$B$156]" office:value-type="float" office:value="1249.7636" calcext:value-type="float">
            <text:p>1249.7636</text:p>
          </table:table-cell>
          <table:table-cell table:formula="of:=+[.B176]-[.D176]" office:value-type="float" office:value="-0.126700000000028" calcext:value-type="float">
            <text:p>-0.1267</text:p>
          </table:table-cell>
          <table:table-cell table:formula="of:=+[.E176]/[.$C$22]" office:value-type="float" office:value="-3.73784333672514" calcext:value-type="float">
            <text:p>-3.7378433367</text:p>
          </table:table-cell>
          <table:table-cell table:number-columns-repeated="3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formula="of:=+[.A177]*[.$A$148]+[.$B$148]" office:value-type="float" office:value="1249.659975" calcext:value-type="float">
            <text:p>1249.659975</text:p>
          </table:table-cell>
          <table:table-cell table:formula="of:=+[.A177]*[.$A$152]+[.$B$152]" office:value-type="float" office:value="1254.2249" calcext:value-type="float">
            <text:p>1254.2249</text:p>
          </table:table-cell>
          <table:table-cell table:formula="of:=+[.A177]*[.$A$156]+[.$B$156]" office:value-type="float" office:value="1250.4549" calcext:value-type="float">
            <text:p>1250.4549</text:p>
          </table:table-cell>
          <table:table-cell table:formula="of:=+[.B177]-[.D177]" office:value-type="float" office:value="-0.794925000000376" calcext:value-type="float">
            <text:p>-0.794925</text:p>
          </table:table-cell>
          <table:table-cell table:formula="of:=+[.E177]/[.$C$22]" office:value-type="float" office:value="-23.4515005086581" calcext:value-type="float">
            <text:p>-23.4515005087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+[.A178]*[.$A$148]+[.$B$148]" office:value-type="float" office:value="1249.68305" calcext:value-type="float">
            <text:p>1249.68305</text:p>
          </table:table-cell>
          <table:table-cell table:formula="of:=+[.A178]*[.$A$152]+[.$B$152]" office:value-type="float" office:value="1254.9162" calcext:value-type="float">
            <text:p>1254.9162</text:p>
          </table:table-cell>
          <table:table-cell table:formula="of:=+[.A178]*[.$A$156]+[.$B$156]" office:value-type="float" office:value="1251.1462" calcext:value-type="float">
            <text:p>1251.1462</text:p>
          </table:table-cell>
          <table:table-cell table:formula="of:=+[.B178]-[.D178]" office:value-type="float" office:value="-1.46315000000027" calcext:value-type="float">
            <text:p>-1.46315</text:p>
          </table:table-cell>
          <table:table-cell table:formula="of:=+[.E178]/[.$C$22]" office:value-type="float" office:value="-43.1651576805776" calcext:value-type="float">
            <text:p>-43.1651576806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+[.A179]*[.$A$148]+[.$B$148]" office:value-type="float" office:value="1249.706125" calcext:value-type="float">
            <text:p>1249.706125</text:p>
          </table:table-cell>
          <table:table-cell table:formula="of:=+[.A179]*[.$A$152]+[.$B$152]" office:value-type="float" office:value="1255.6075" calcext:value-type="float">
            <text:p>1255.6075</text:p>
          </table:table-cell>
          <table:table-cell table:formula="of:=+[.A179]*[.$A$156]+[.$B$156]" office:value-type="float" office:value="1251.8375" calcext:value-type="float">
            <text:p>1251.8375</text:p>
          </table:table-cell>
          <table:table-cell table:formula="of:=+[.B179]-[.D179]" office:value-type="float" office:value="-2.13137500000016" calcext:value-type="float">
            <text:p>-2.131375</text:p>
          </table:table-cell>
          <table:table-cell table:formula="of:=+[.E179]/[.$C$22]" office:value-type="float" office:value="-62.8788148524972" calcext:value-type="float">
            <text:p>-62.8788148525</text:p>
          </table:table-cell>
          <table:table-cell table:number-columns-repeated="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formula="of:=+[.A180]*[.$A$148]+[.$B$148]" office:value-type="float" office:value="1249.7292" calcext:value-type="float">
            <text:p>1249.7292</text:p>
          </table:table-cell>
          <table:table-cell table:formula="of:=+[.A180]*[.$A$152]+[.$B$152]" office:value-type="float" office:value="1256.2988" calcext:value-type="float">
            <text:p>1256.2988</text:p>
          </table:table-cell>
          <table:table-cell table:formula="of:=+[.A180]*[.$A$156]+[.$B$156]" office:value-type="float" office:value="1252.5288" calcext:value-type="float">
            <text:p>1252.5288</text:p>
          </table:table-cell>
          <table:table-cell table:formula="of:=+[.B180]-[.D180]" office:value-type="float" office:value="-2.79960000000005" calcext:value-type="float">
            <text:p>-2.7996</text:p>
          </table:table-cell>
          <table:table-cell table:formula="of:=+[.E180]/[.$C$22]" office:value-type="float" office:value="-82.5924720244167" calcext:value-type="float">
            <text:p>-82.5924720244</text:p>
          </table:table-cell>
          <table:table-cell table:number-columns-repeated="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formula="of:=+[.A181]*[.$A$148]+[.$B$148]" office:value-type="float" office:value="1249.752275" calcext:value-type="float">
            <text:p>1249.752275</text:p>
          </table:table-cell>
          <table:table-cell table:formula="of:=+[.A181]*[.$A$152]+[.$B$152]" office:value-type="float" office:value="1256.9901" calcext:value-type="float">
            <text:p>1256.9901</text:p>
          </table:table-cell>
          <table:table-cell table:formula="of:=+[.A181]*[.$A$156]+[.$B$156]" office:value-type="float" office:value="1253.2201" calcext:value-type="float">
            <text:p>1253.2201</text:p>
          </table:table-cell>
          <table:table-cell table:formula="of:=+[.B181]-[.D181]" office:value-type="float" office:value="-3.46782500000018" calcext:value-type="float">
            <text:p>-3.467825</text:p>
          </table:table-cell>
          <table:table-cell table:formula="of:=+[.E181]/[.$C$22]" office:value-type="float" office:value="-102.306129196343" calcext:value-type="float">
            <text:p>-102.306129196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+[.A182]*[.$A$148]+[.$B$148]" office:value-type="float" office:value="1249.77535" calcext:value-type="float">
            <text:p>1249.77535</text:p>
          </table:table-cell>
          <table:table-cell table:formula="of:=+[.A182]*[.$A$152]+[.$B$152]" office:value-type="float" office:value="1257.6814" calcext:value-type="float">
            <text:p>1257.6814</text:p>
          </table:table-cell>
          <table:table-cell table:formula="of:=+[.A182]*[.$A$156]+[.$B$156]" office:value-type="float" office:value="1253.9114" calcext:value-type="float">
            <text:p>1253.9114</text:p>
          </table:table-cell>
          <table:table-cell table:formula="of:=+[.B182]-[.D182]" office:value-type="float" office:value="-4.1360500000003" calcext:value-type="float">
            <text:p>-4.13605</text:p>
          </table:table-cell>
          <table:table-cell table:formula="of:=+[.E182]/[.$C$22]" office:value-type="float" office:value="-122.019786368269" calcext:value-type="float">
            <text:p>-122.0197863683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sing EW's B1 (shifted intercept) and M1(shifted slope) exact time was found where they intersc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c</text:p>
          </table:table-cell>
          <table:table-cell table:number-columns-repeated="4"/>
        </table:table-row>
        <table:table-row table:style-name="ro1">
          <table:table-cell/>
          <table:table-cell table:formula="of:=+[.B156]" office:value-type="float" office:value="1241.468" calcext:value-type="float">
            <text:p>1241.468</text:p>
          </table:table-cell>
          <table:table-cell table:formula="of:=+[.B148]" office:value-type="float" office:value="1249.36" calcext:value-type="float">
            <text:p>1249.36</text:p>
          </table:table-cell>
          <table:table-cell table:formula="of:=+[.A152]" office:value-type="float" office:value="0.13826" calcext:value-type="float">
            <text:p>0.13826</text:p>
          </table:table-cell>
          <table:table-cell table:formula="of:=+[.A148]" office:value-type="float" office:value="0.004615" calcext:value-type="float">
            <text:p>0.0046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lved for t</text:p>
          </table:table-cell>
          <table:table-cell table:number-columns-repeated="7"/>
        </table:table-row>
        <table:table-row table:style-name="ro1">
          <table:table-cell/>
          <table:table-cell table:style-name="ce4" table:formula="of:=+([.B186]-[.C186])/([.E186]-[.D186])" office:value-type="float" office:value="59.051966029405" calcext:value-type="float">
            <text:p>59.0519660294</text:p>
          </table:table-cell>
          <table:table-cell office:value-type="string" calcext:value-type="string">
            <text:p>Cal1 Top Intercept</text:p>
          </table:table-cell>
          <table:table-cell office:value-type="string" calcext:value-type="string">
            <text:p>Resulting dx matches pap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45.238" calcext:value-type="float">
            <text:p>1245.238</text:p>
          </table:table-cell>
          <table:table-cell table:formula="of:=+[.C189]-[.B186]" office:value-type="float" office:value="3.76999999999998" calcext:value-type="float">
            <text:p>3.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olved for b1</text:p>
          </table:table-cell>
          <table:table-cell table:number-columns-repeated="7"/>
        </table:table-row>
        <table:table-row table:style-name="ro1">
          <table:table-cell table:formula="of:=+[.B188]" office:value-type="float" office:value="59.051966029405" calcext:value-type="float">
            <text:p>59.0519660294</text:p>
          </table:table-cell>
          <table:table-cell table:formula="of:=+([.E186]-[.D186])*[.A191]+[.C186]" office:value-type="float" office:value="1241.468" calcext:value-type="float">
            <text:p>1241.46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 style:data-style-name="N2" text:time-value="07:09:29.064310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09:47:00.071999676</meta:creation-date>
    <dc:date>2016-12-04T07:56:42.436421674</dc:date>
    <meta:editing-duration>PT3H10M42S</meta:editing-duration>
    <meta:editing-cycles>12</meta:editing-cycles>
    <meta:generator>LibreOffice/5.0.6.2$Linux_X86_64 LibreOffice_project/00m0$Build-2</meta:generator>
    <meta:document-statistic meta:table-count="1" meta:cell-count="45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135cm" svg:y="3.457cm" style:legend-expansion="high" chart:style-name="ch2"/>
        <chart:plot-area chart:style-name="ch3" table:cell-range-address="Sheet1.A34:Sheet1.B39" svg:x="0.319cm" svg:y="0.18cm" svg:width="10.497cm" svg:height="8.646cm">
          <chartooo:coordinate-region svg:x="1.311cm" svg:y="0.38cm" svg:width="9.22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4:Sheet1.B39" chart:class="chart:scatter">
            <chart:domain table:cell-range-address="Sheet1.A34:Sheet1.A39"/>
            <chart:regression-curve chart:style-name="ch7">
              <chart:equation chart:display-equation="true" chart:display-r-square="true" svg:x="1.157cm" svg:y="0.272cm"/>
            </chart:regression-curve>
            <chart:regression-curve chart:style-name="ch8">
              <chart:equation chart:display-equation="true" chart:display-r-square="true" svg:x="3.646cm" svg:y="1.071cm"/>
            </chart:regression-curve>
            <chart:regression-curve chart:style-name="ch9">
              <chart:equation chart:display-equation="true" chart:display-r-square="true" svg:x="1.501cm" svg:y="5.325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34:Sheet1.A39</svg:desc>
                </draw:g>
              </table:table-cell>
              <table:table-cell office:value-type="float" office:value="1259.286">
                <text:p>1259.286</text:p>
                <draw:g>
                  <svg:desc>Sheet1.B34:Sheet1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1256.607">
                <text:p>1256.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1253.214">
                <text:p>1253.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251.786">
                <text:p>1251.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1251.071">
                <text:p>1251.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">
                <text:p>190</text:p>
              </table:table-cell>
              <table:table-cell office:value-type="float" office:value="1248.571">
                <text:p>1248.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029cm" svg:y="3.207cm" style:legend-expansion="high" chart:style-name="ch2"/>
        <chart:plot-area chart:style-name="ch3" table:cell-range-address="Sheet1.A63:Sheet1.A68 Sheet1.D63:Sheet1.D68" svg:x="0.319cm" svg:y="0.18cm" svg:width="10.391cm" svg:height="8.645cm">
          <chartooo:coordinate-region svg:x="1.311cm" svg:y="0.38cm" svg:width="9.1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63:Sheet1.D68" chart:class="chart:scatter">
            <chart:domain table:cell-range-address="Sheet1.A63:Sheet1.A68"/>
            <chart:regression-curve chart:style-name="ch7">
              <chart:equation chart:display-equation="true" chart:display-r-square="true" svg:x="1.474cm" svg:y="0.379cm"/>
            </chart:regression-curve>
            <chart:regression-curve chart:style-name="ch8">
              <chart:equation chart:display-equation="true" chart:display-r-square="true" svg:x="1.474cm" svg:y="1.223cm"/>
            </chart:regression-curve>
            <chart:regression-curve chart:style-name="ch9">
              <chart:equation chart:display-equation="true" chart:display-r-square="true" svg:x="1.567cm" svg:y="5.649cm"/>
            </chart:regression-curve>
            <chart:regression-curve chart:style-name="ch10">
              <chart:equation chart:display-equation="true" chart:display-r-square="true" svg:x="1.567cm" svg:y="6.542cm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A63:Sheet1.A68</svg:desc>
                </draw:g>
              </table:table-cell>
              <table:table-cell office:value-type="float" office:value="1246.23">
                <text:p>1246.23</text:p>
                <draw:g>
                  <svg:desc>Sheet1.D63:Sheet1.D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1248.0157">
                <text:p>1248.0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1251.4086">
                <text:p>1251.40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1253.73">
                <text:p>1253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254.98">
                <text:p>1254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">
                <text:p>107</text:p>
              </table:table-cell>
              <table:table-cell office:value-type="float" office:value="1255.516">
                <text:p>1255.5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6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text-properties fo:font-size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37cm" svg:y="3.952cm" style:legend-expansion="high" chart:style-name="ch2"/>
        <chart:plot-area chart:style-name="ch3" table:cell-range-address="Sheet1.A99:Sheet1.B116" svg:x="0.32cm" svg:y="0.18cm" svg:width="10.497cm" svg:height="8.64cm">
          <chartooo:coordinate-region svg:x="1.312cm" svg:y="0.38cm" svg:width="9.22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99:Sheet1.B116" chart:class="chart:scatter">
            <chart:domain table:cell-range-address="Sheet1.A99:Sheet1.A116"/>
            <chart:regression-curve chart:style-name="ch7">
              <chart:equation chart:display-equation="true" chart:display-r-square="true" svg:x="0.601cm" svg:y="6.585cm" chart:style-name="ch8"/>
            </chart:regression-curve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99:Sheet1.A116</svg:desc>
                </draw:g>
              </table:table-cell>
              <table:table-cell office:value-type="float" office:value="1249.36">
                <text:p>1249.36</text:p>
                <draw:g>
                  <svg:desc>Sheet1.B99:Sheet1.B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1251.7857">
                <text:p>1251.7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255.1786">
                <text:p>1255.1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">
                <text:p>85</text:p>
              </table:table-cell>
              <table:table-cell office:value-type="float" office:value="1256.786">
                <text:p>1256.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1257.5">
                <text:p>125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258.75">
                <text:p>1258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">
                <text:p>107</text:p>
              </table:table-cell>
              <table:table-cell office:value-type="float" office:value="1259.286">
                <text:p>1259.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">
                <text:p>110</text:p>
              </table:table-cell>
              <table:table-cell office:value-type="float" office:value="1258.75">
                <text:p>1258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1256.607">
                <text:p>1256.6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">
                <text:p>140</text:p>
              </table:table-cell>
              <table:table-cell office:value-type="float" office:value="1253.214">
                <text:p>1253.2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1251.786">
                <text:p>1251.7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">
                <text:p>160</text:p>
              </table:table-cell>
              <table:table-cell office:value-type="float" office:value="1251.071">
                <text:p>1251.0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">
                <text:p>170</text:p>
              </table:table-cell>
              <table:table-cell office:value-type="float" office:value="1250.357">
                <text:p>1250.3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">
                <text:p>180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">
                <text:p>190</text:p>
              </table:table-cell>
              <table:table-cell office:value-type="float" office:value="1248.571">
                <text:p>1248.5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">
                <text:p>200</text:p>
              </table:table-cell>
              <table:table-cell office:value-type="float" office:value="1247.857">
                <text:p>1247.8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